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OECD country compliance ratings on Financial Action Task Force (FATF) Recommendations 5-12 : Customer due diligence and record keeping procedures, below 12 points = very bad, below 15 points = bad, below 18 points ok, below 21 points = good, 24 points = very good</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Riskioprüfung und Berichtsmaßnahmen zur Vorbeugung illegaler Geldströme aus Entwicklungsländern</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er Indikator misst die Einhaltung der Empfehlungen der Financial Action Task Force (FATF) zur Riskioprüfung und Berichtsmaßnahme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die Einhaltung der Empfehlungen der Financial Action Task Force (FATF) zur Riskioprüfung und Berichtsmaßnahmen (Empfehlungen 5-12). 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is indicator measures compliance ratings on Financial Action Task Force (FATF) recommendations regarding customer due diligence and record keeping procedures (recommendations 5-12). 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24,21,18,15</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F</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24" calcext:value-type="float">
            <text:p>24</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5,4,3,2,1,,,, B) Methode,12,15,18,21,24,,,,</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09-28" calcext:value-type="date">
            <text:p>9/28/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3"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OECD</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11" calcext:value-type="float">
            <text:p>11</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19" calcext:value-type="float">
            <text:p>19</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4" calcext:value-type="float">
            <text:p>4</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4" calcext:value-type="float">
            <text:p>4</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4" calcext:value-type="float">
            <text:p>4</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10" calcext:value-type="float">
            <text:p>10</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6" calcext:value-type="float">
            <text:p>6</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10" calcext:value-type="float">
            <text:p>10</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11" calcext:value-type="float">
            <text:p>11</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7" calcext:value-type="float">
            <text:p>7</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0" calcext:value-type="float">
            <text:p>10</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4" calcext:value-type="float">
            <text:p>4</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7" calcext:value-type="float">
            <text:p>7</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11" calcext:value-type="float">
            <text:p>11</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11" calcext:value-type="float">
            <text:p>1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13" calcext:value-type="float">
            <text:p>13</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3" calcext:value-type="float">
            <text:p>13</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6" calcext:value-type="float">
            <text:p>6</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9" calcext:value-type="float">
            <text:p>9</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13" calcext:value-type="float">
            <text:p>13</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4" calcext:value-type="float">
            <text:p>4</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10" calcext:value-type="float">
            <text:p>10</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13" calcext:value-type="float">
            <text:p>13</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